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dc6" officeooo:paragraph-rsid="0009edc6"/>
    </style:style>
    <style:style style:name="P2" style:family="paragraph" style:parent-style-name="Standard">
      <style:text-properties officeooo:paragraph-rsid="0009edc6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0e7434" officeooo:paragraph-rsid="00134b7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0e7434" officeooo:paragraph-rsid="0014b09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4b7d" officeooo:paragraph-rsid="00134b7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134b7d" officeooo:paragraph-rsid="0014b09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13b708" officeooo:paragraph-rsid="0013b708" style:font-size-asian="10pt" style:font-size-complex="10pt"/>
    </style:style>
    <style:style style:name="P10" style:family="paragraph" style:parent-style-name="Standard">
      <style:text-properties fo:font-size="12pt" officeooo:paragraph-rsid="000c7914" style:font-size-asian="12pt" style:font-size-complex="12pt"/>
    </style:style>
    <style:style style:name="P11" style:family="paragraph" style:parent-style-name="Standard">
      <style:text-properties fo:font-size="12pt" officeooo:rsid="000c7914" officeooo:paragraph-rsid="000c7914" style:font-size-asian="12pt" style:font-size-complex="12pt"/>
    </style:style>
    <style:style style:name="P12" style:family="paragraph" style:parent-style-name="Standard">
      <style:text-properties fo:font-size="12pt" officeooo:rsid="000e7434" officeooo:paragraph-rsid="000e743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e7434" officeooo:paragraph-rsid="00134b7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e7434" officeooo:paragraph-rsid="0014b09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34b7d" officeooo:paragraph-rsid="00134b7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4b092" officeooo:paragraph-rsid="0014b09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34b7d" officeooo:paragraph-rsid="00134b7d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3b708" officeooo:paragraph-rsid="0013b708" style:font-size-asian="10.5pt" style:font-size-complex="12pt"/>
    </style:style>
    <style:style style:name="P19" style:family="paragraph" style:parent-style-name="Title" style:master-page-name="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09edc6" officeooo:paragraph-rsid="0009edc6"/>
    </style:style>
    <style:style style:name="P20" style:family="paragraph" style:parent-style-name="Standard">
      <style:text-properties officeooo:rsid="0009edc6" officeooo:paragraph-rsid="0009edc6"/>
    </style:style>
    <style:style style:name="P21" style:family="paragraph" style:parent-style-name="Standard">
      <style:text-properties officeooo:rsid="000c7914" officeooo:paragraph-rsid="000c7914"/>
    </style:style>
    <style:style style:name="T1" style:family="text">
      <style:text-properties officeooo:rsid="0009edc6"/>
    </style:style>
    <style:style style:name="T2" style:family="text">
      <style:text-properties officeooo:rsid="000e7434"/>
    </style:style>
    <style:style style:name="T3" style:family="text">
      <style:text-properties officeooo:rsid="000fb563"/>
    </style:style>
    <style:style style:name="T4" style:family="text">
      <style:text-properties officeooo:rsid="00134b7d"/>
    </style:style>
    <style:style style:name="T5" style:family="text">
      <style:text-properties officeooo:rsid="0013b708"/>
    </style:style>
    <style:style style:name="T6" style:family="text">
      <style:text-properties officeooo:rsid="0014b092"/>
    </style:style>
    <style:style style:name="T7" style:family="text">
      <style:text-properties officeooo:rsid="0015e5d1"/>
    </style:style>
    <style:style style:name="T8" style:family="text">
      <style:text-properties officeooo:rsid="001949fc"/>
    </style:style>
    <style:style style:name="T9" style:family="text">
      <style:text-properties officeooo:rsid="001b48d6"/>
    </style:style>
    <style:style style:name="T10" style:family="text">
      <style:text-properties officeooo:rsid="001d02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WEB BROWSER</text:p>
      <text:p text:style-name="Standard"/>
      <text:p text:style-name="Standard">Test suites can be generated outside of the jUnit runner. It is easy to demonstrate it <text:span text:style-name="T1">using</text:span> a web browser. <text:span text:style-name="T10">Note, that this tutorial is not aimed at beginners and does not cover ecFeed basics. You should already know how to generate a keystore and create a sample model. Furthermore, familiarity with the jUnit runner would be a great advantage.</text:span></text:p>
      <text:p text:style-name="Standard"/>
      <text:h text:style-name="Heading_20_1" text:outline-level="1">1) Installation</text:h>
      <text:p text:style-name="Standard"/>
      <text:p text:style-name="P2">First, a personal ecFeed keystore <text:span text:style-name="T1">should</text:span> be generated (you can use the default one, i.e. 'security.p12', which is located in the '~/.ecfeed/' directory). In this case, its name and location can be arbitrary. Next, it must be installed in the browser. If you use <text:span text:style-name="T1">Firefox</text:span>, access the section 'Preferences -&gt; Privacy &amp; security -&gt; view certificates -&gt; your certificates’ <text:span text:style-name="T1">and press the '</text:span>import' <text:span text:style-name="T1">button</text:span>. Note, that the default keystore password is 'changeit'. <text:span text:style-name="T1">However, as it suggests, you might want to change it.</text:span></text:p>
      <text:p text:style-name="Standard"/>
      <text:h text:style-name="Heading_20_1" text:outline-level="1">2) <text:span text:style-name="T10">Test stream</text:span></text:h>
      <text:p text:style-name="P1"/>
      <text:p text:style-name="P1">To send the same request as the jUnit runner does, copy and paste the following URL. Don’t forget to change the model UUID:</text:p>
      <text:p text:style-name="Standard"/>
      <text:p text:style-name="P4">https://develop-gen.ecfeed.com/testCaseService?requestType=requestData&amp;request=%7B%22method%22:%22void%<text:span text:style-name="T8">20</text:span>com.example.test.Demo.typeString(String,String,String,String,String,String,String,String,String,String,String)%22,%22model%22:%227482-5194-2849-1943-2448%22,%22userData%22:%22%7B%27dataSource%27:%27genNWise%27, %27constraints%27:%27NONE%27%7D%22%7D</text:p>
      <text:p text:style-name="Standard"/>
      <text:p text:style-name="P21">The request is filled with escaped characters, and therefore, it might be difficult to read. The more human-friendly version is below. It is exactly the same, however, in this case, simple copying and pasting might not work as expected:</text:p>
      <text:p text:style-name="Standard"/>
      <text:p text:style-name="P3">https://develop-gen.ecfeed.com/testCaseService?requestType=requestData&amp;request={"method":"void com.example.test.Demo.typeString(String,String,String,String,String,String,String,String,String,String,String)","model":"7482-5194-2849-1943-2448","userData":"{'dataSource':'genNWise', 'constraints':'NONE'}"}</text:p>
      <text:p text:style-name="P10"/>
      <text:p text:style-name="P11">Note, that each response line is a separate JSON file, and there are plenty of intermediate information. The request can be customized <text:span text:style-name="T2">with the various parameters (they are the same for all runners). Their definitions can be found on the ecFeed website, which is </text:span><text:a xlink:type="simple" xlink:href="https://ecfeed.com/tutorials/junit-integration" text:style-name="Internet_20_link" text:visited-style-name="Visited_20_Internet_20_Link">https://ecfeed.com/tutorials/junit-integration</text:a>.</text:p>
      <text:p text:style-name="P11"/>
      <text:h text:style-name="Heading_20_1" text:outline-level="1">3) Default templates</text:h>
      <text:p text:style-name="P12"/>
      <text:p text:style-name="P12">The previous format, in many test scenarios, might not be <text:span text:style-name="T7">sufficient.</text:span> Therefore, <text:span text:style-name="T4">there are other possibilities</text:span>. <text:span text:style-name="T4">To use them, add the ‘template’ parameter to the request, and change the value of ‘requestType’ to ‘requestExport’.</text:span> <text:span text:style-name="T4">Currently, there are four default templates, n</text:span>amely, ‘<text:span text:style-name="T3">JSON</text:span>’, ‘<text:span text:style-name="T3">CSV</text:span>’, ‘<text:span text:style-name="T3">XML</text:span>’, <text:span text:style-name="T4">and </text:span>‘<text:span text:style-name="T3">Gherkin’</text:span>. <text:span text:style-name="T4">The updated request looks as follows:</text:span></text:p>
      <text:p text:style-name="P12"/>
      <text:p text:style-name="P5">https://develop-gen.ecfeed.com/testCaseService?requestType=requestExport&amp;request=%7B%22method%22:%22void%<text:span text:style-name="T8">20</text:span>com.example.test.Demo.typeString(String,String,String,String,String,String,String,String,String,String,String)<text:soft-page-break/>%22,%22model%22:%227482-5194-2849-1943-2448%22,%22template%22:%22<text:span text:style-name="T4">JSON</text:span>%22,%22userData%22:%22%7B%27dataSource%27:%27genNWise%27,%27constraints%27:%27NONE%27%7D%22%7D</text:p>
      <text:p text:style-name="P13"/>
      <text:p text:style-name="P15">The human-friendly version:</text:p>
      <text:p text:style-name="P15"/>
      <text:p text:style-name="P7">https://develop-gen.ecfeed.com/testCaseService?requestType=<text:span text:style-name="T2">requestExport</text:span>&amp;request={"method":"void com.example.test.Demo.typeString(String,String,String,String,String,String,String,String,String,String,String)","model":"7482-5194-2849-1943-2448",”template”:”JSON”,"userData":"{'dataSource':'genNWise', 'constraints':'NONE'}"}</text:p>
      <text:p text:style-name="P17"/>
      <text:h text:style-name="Heading_20_1" text:outline-level="1">4) Custom templates</text:h>
      <text:p text:style-name="P17"/>
      <text:p text:style-name="P17">If any of the default templates does not satisfy you needs, you can design a custom one. To do it, you must define the ‘template’ string. <text:span text:style-name="T5">It might consist of various element and the manual can be found on the ecFeed website, which is </text:span><text:a xlink:type="simple" xlink:href="https://ecfeed.com/tutorials/export-templates-documentation" text:style-name="Internet_20_link" text:visited-style-name="Visited_20_Internet_20_Link"><text:span text:style-name="T5">https://ecfeed.com/tutorials/export-templates-documentation</text:span></text:a><text:span text:style-name="T5">.</text:span></text:p>
      <text:p text:style-name="P17"/>
      <text:p text:style-name="P18">For example, it might <text:span text:style-name="T7">take the following form</text:span>:</text:p>
      <text:p text:style-name="P18"/>
      <text:p text:style-name="P9">“template”:"[Header]\n$1.name,$2.name\n[TestCase]\n$1.value,$2.value\n[Footer]\n"</text:p>
      <text:p text:style-name="P18"/>
      <text:p text:style-name="P18">What results in:</text:p>
      <text:p text:style-name="P18"/>
      <text:p text:style-name="P6">https://develop-gen.ecfeed.com/testCaseService?requestType=requestExport&amp;request=%7B%22method%22:%22void%<text:span text:style-name="T8">20</text:span>com.example.test.Demo.typeString(String,String,String,String,String,String,String,String,String,String,String)%22,%22model%22:%227482-5194-2849-1943-2448%22,%22template%22:%22%<text:span text:style-name="T6">5BHeader%5D%5Cn%241.name,%242.name%5Cn%5BTestCase%5D%5Cn%241.value,%242.value%5Cn%5BFooter%5D%5Cn</text:span>%22,%22userData%22:%22%7B%27dataSource%27:%27genNWise%27,%27constraints%27:%27NONE%27%7D%22%7D</text:p>
      <text:p text:style-name="P14"/>
      <text:p text:style-name="P16"><text:span text:style-name="T10">T</text:span>he human-friendly version:</text:p>
      <text:p text:style-name="P16"/>
      <text:p text:style-name="P8">https://develop-gen.ecfeed.com/testCaseService?requestType=<text:span text:style-name="T2">requestExport</text:span>&amp;request={"method":"void com.example.test.Demo.typeString(String,String,String,String,String,String,String,String,String,String,String)","model":"7482-5194-2849-1943-2448",”template”:”<text:span text:style-name="T5">[Header]\n$1.name,$2.name\n[TestCase]\n$1.value,$2.value\n[Footer]\n</text:span>”,"userData":"{'dataSource':'genNWise', 'constraints':'NONE'}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11in" fo:margin-right="0.4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26:56.405492607</meta:creation-date>
    <dc:date>2020-03-12T16:12:35.100896557</dc:date>
    <meta:editing-duration>PT27M3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390" meta:character-count="4667" meta:non-whitespace-character-count="4300"/>
  </office:meta>
</office:document-meta>
</file>